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898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llama-ui-stars-fork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stars</text:p>
          </table:table-cell>
          <table:table-cell office:value-type="string" calcext:value-type="string">
            <text:p>forks</text:p>
          </table:table-cell>
        </table:table-row>
        <table:table-row table:style-name="ro1">
          <table:table-cell office:value-type="string" calcext:value-type="string">
            <text:p>[NextChat](https://github.com/ChatGPTNextWeb/ChatGPT-Next-Web)</text:p>
          </table:table-cell>
          <table:table-cell office:value-type="float" office:value="70139" calcext:value-type="float">
            <text:p>70139</text:p>
          </table:table-cell>
          <table:table-cell office:value-type="float" office:value="56227" calcext:value-type="float">
            <text:p>56227</text:p>
          </table:table-cell>
        </table:table-row>
        <table:table-row table:style-name="ro1">
          <table:table-cell office:value-type="string" calcext:value-type="string">
            <text:p>[Lobe Chat](https://github.com/lobehub/lobe-chat)</text:p>
          </table:table-cell>
          <table:table-cell office:value-type="float" office:value="31349" calcext:value-type="float">
            <text:p>31349</text:p>
          </table:table-cell>
          <table:table-cell office:value-type="float" office:value="7350" calcext:value-type="float">
            <text:p>7350</text:p>
          </table:table-cell>
        </table:table-row>
        <table:table-row table:style-name="ro1">
          <table:table-cell office:value-type="string" calcext:value-type="string">
            <text:p>[Dify.AI](https://github.com/langgenius/dify)</text:p>
          </table:table-cell>
          <table:table-cell office:value-type="float" office:value="30086" calcext:value-type="float">
            <text:p>30086</text:p>
          </table:table-cell>
          <table:table-cell office:value-type="float" office:value="3915" calcext:value-type="float">
            <text:p>3915</text:p>
          </table:table-cell>
        </table:table-row>
        <table:table-row table:style-name="ro1">
          <table:table-cell office:value-type="string" calcext:value-type="string">
            <text:p>[Chatbot UI v2](https://github.com/mckaywrigley/chatbot-ui)</text:p>
          </table:table-cell>
          <table:table-cell office:value-type="float" office:value="26650" calcext:value-type="float">
            <text:p>26650</text:p>
          </table:table-cell>
          <table:table-cell office:value-type="float" office:value="7352" calcext:value-type="float">
            <text:p>7352</text:p>
          </table:table-cell>
        </table:table-row>
        <table:table-row table:style-name="ro1">
          <table:table-cell office:value-type="string" calcext:value-type="string">
            <text:p>[Open WebUI](https://github.com/open-webui/open-webui)</text:p>
          </table:table-cell>
          <table:table-cell office:value-type="float" office:value="22671" calcext:value-type="float">
            <text:p>22671</text:p>
          </table:table-cell>
          <table:table-cell office:value-type="float" office:value="2345" calcext:value-type="float">
            <text:p>2345</text:p>
          </table:table-cell>
        </table:table-row>
        <table:table-row table:style-name="ro1">
          <table:table-cell office:value-type="string" calcext:value-type="string">
            <text:p>[Chatbox](https://github.com/Bin-Huang/Chatbox)</text:p>
          </table:table-cell>
          <table:table-cell office:value-type="float" office:value="18941" calcext:value-type="float">
            <text:p>18941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string" calcext:value-type="string">
            <text:p>[AnythingLLM (Docker + MacOs/Windows/Linux native app)](https://github.com/Mintplex-Labs/anything-llm)</text:p>
          </table:table-cell>
          <table:table-cell office:value-type="float" office:value="14484" calcext:value-type="float">
            <text:p>14484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[LibreChat](https://github.com/danny-avila/LibreChat)</text:p>
          </table:table-cell>
          <table:table-cell office:value-type="float" office:value="11811" calcext:value-type="float">
            <text:p>11811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[RAGFlow](https://github.com/infiniflow/ragflow)</text:p>
          </table:table-cell>
          <table:table-cell office:value-type="float" office:value="7728" calcext:value-type="float">
            <text:p>772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[big-AGI](https://github.com/enricoros/big-AGI/blob/main/docs/config-local-ollama.md)</text:p>
          </table:table-cell>
          <table:table-cell office:value-type="float" office:value="4450" calcext:value-type="float">
            <text:p>4450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[Lollms-Webui](https://github.com/ParisNeo/lollms-webui)</text:p>
          </table:table-cell>
          <table:table-cell office:value-type="float" office:value="3899" calcext:value-type="float">
            <text:p>389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[ChatOllama](https://github.com/sugarforever/chat-ollama)</text:p>
          </table:table-cell>
          <table:table-cell office:value-type="float" office:value="2047" calcext:value-type="float">
            <text:p>204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[Cheshire Cat assistant framework](https://github.com/cheshire-cat-ai/core)</text:p>
          </table:table-cell>
          <table:table-cell office:value-type="float" office:value="2012" calcext:value-type="float">
            <text:p>2012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[Enchanted (macOS native)](https://github.com/AugustDev/enchanted)</text:p>
          </table:table-cell>
          <table:table-cell office:value-type="float" office:value="1759" calcext:value-type="float">
            <text:p>175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[Bionic GPT](https://github.com/bionic-gpt/bionic-gpt)</text:p>
          </table:table-cell>
          <table:table-cell office:value-type="float" office:value="1628" calcext:value-type="float">
            <text:p>162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[Chatbot UI](https://github.com/ivanfioravanti/chatbot-ollama)</text:p>
          </table:table-cell>
          <table:table-cell office:value-type="float" office:value="1190" calcext:value-type="float">
            <text:p>119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[Ollamac](https://github.com/kevinhermawan/Ollamac)</text:p>
          </table:table-cell>
          <table:table-cell office:value-type="float" office:value="891" calcext:value-type="float">
            <text:p>89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[chatd](https://github.com/BruceMacD/chatd)</text:p>
          </table:table-cell>
          <table:table-cell office:value-type="float" office:value="815" calcext:value-type="float">
            <text:p>81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[HTML UI](https://github.com/rtcfirefly/ollama-ui)</text:p>
          </table:table-cell>
          <table:table-cell office:value-type="float" office:value="579" calcext:value-type="float">
            <text:p>57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[Amica](https://github.com/semperai/amica)</text:p>
          </table:table-cell>
          <table:table-cell office:value-type="float" office:value="542" calcext:value-type="float">
            <text:p>5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[chat](https://github.com/swuecho/chat)</text:p>
          </table:table-cell>
          <table:table-cell office:value-type="float" office:value="483" calcext:value-type="float">
            <text:p>4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[NextJS Web Interface for Ollama](https://github.com/jakobhoeg/nextjs-ollama-llm-ui)</text:p>
          </table:table-cell>
          <table:table-cell office:value-type="float" office:value="416" calcext:value-type="float">
            <text:p>4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[Typescript UI](https://github.com/ollama-interface/Ollama-Gui?tab=readme-ov-file)</text:p>
          </table:table-cell>
          <table:table-cell office:value-type="float" office:value="240" calcext:value-type="float">
            <text:p>2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[Minimalistic React UI for Ollama Models](https://github.com/richawo/minimal-llm-ui)</text:p>
          </table:table-cell>
          <table:table-cell office:value-type="float" office:value="202" calcext:value-type="float">
            <text:p>20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[Ollama-SwiftUI](https://github.com/kghandour/Ollama-SwiftUI)</text:p>
          </table:table-cell>
          <table:table-cell office:value-type="float" office:value="184" calcext:value-type="float">
            <text:p>1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[OpenAOE](https://github.com/InternLM/OpenAOE)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[LLM-X](https://github.com/mrdjohnson/llm-x)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macai](https://github.com/Renset/macai)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[Odin Runes](https://github.com/leonid20000/OdinRunes)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WinForm Ollama Copilot](https://github.com/tgraupmann/WinForm_Ollama_Copilot)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[Saddle](https://github.com/jikkuatwork/saddle)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Ollama-chats RPG](https://github.com/drazdra/ollama-chats)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[CRAG Ollama Chat](https://github.com/Nagi-ovo/CRAG-Ollama-Chat)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QA-Pilot](https://github.com/reid41/QA-Pilot)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OllamaGUI](https://github.com/enoch1118/ollamaGUI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Alpaca WebUI](https://github.com/mmo80/alpaca-webui)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Hollama](https://github.com/fmaclen/hollama)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StreamDeploy](https://github.com/StreamDeploy-DevRel/streamdeploy-llm-app-scaffol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Ollama Basic Chat: Uses HyperDiv Reactive UI](https://github.com/rapidarchitect/ollama_basic_chat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'ollama-ui-stars-forks'.A1:'ollama-ui-stars-forks'.C40">
          <table:sort>
            <table:sort-by table:field-number="1" table:order="descending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20T07:19:51.615901134</dc:date>
    <meta:editing-duration>PT1M28S</meta:editing-duration>
    <meta:editing-cycles>1</meta:editing-cycles>
    <meta:document-statistic meta:table-count="1" meta:cell-count="120" meta:object-count="0"/>
  </office:meta>
</office:document-meta>
</file>